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style-name="Default" office:value-type="string">
            <text:p>dc (V)</text:p>
          </table:table-cell>
          <table:table-cell table:style-name="Default" office:value-type="string">
            <text:p>/M1/D (A)</text:p>
          </table:table-cell>
          <table:table-cell office:value-type="string">
            <text:p>log(m1)</text:p>
          </table:table-cell>
          <table:table-cell/>
          <table:table-cell>
            <draw:frame table:end-cell-address="Sheet1.O35" table:end-x="0.506cm" table:end-y="0.425cm" draw:z-index="0" draw:style-name="gr1" svg:width="22.545cm" svg:height="15.541cm" svg:x="0.542cm" svg:y="0.239cm">
              <draw:object draw:notify-on-update-of-ranges="Sheet1.A1:Sheet1.A1 Sheet1.A2:Sheet1.A40 Sheet1.C1:Sheet1.C1 Sheet1.C2:Sheet1.C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44">
            <text:p>4,40E-001</text:p>
          </table:table-cell>
          <table:table-cell office:value-type="float" office:value="0.000000001052">
            <text:p>1,05E-009</text:p>
          </table:table-cell>
          <table:table-cell table:formula="of:=LOG([.B2])" office:value-type="float" office:value="-8.97798426018228">
            <text:p>-8,9779842602</text:p>
          </table:table-cell>
          <table:table-cell table:number-columns-repeated="2"/>
        </table:table-row>
        <table:table-row table:style-name="ro1">
          <table:table-cell office:value-type="float" office:value="0.45">
            <text:p>4,50E-001</text:p>
          </table:table-cell>
          <table:table-cell office:value-type="float" office:value="0.000000001263">
            <text:p>1,26E-009</text:p>
          </table:table-cell>
          <table:table-cell table:formula="of:=LOG([.B3])" office:value-type="float" office:value="-8.89859664944467">
            <text:p>-8,8985966494</text:p>
          </table:table-cell>
          <table:table-cell table:number-columns-repeated="2"/>
        </table:table-row>
        <table:table-row table:style-name="ro1">
          <table:table-cell office:value-type="float" office:value="0.46">
            <text:p>4,60E-001</text:p>
          </table:table-cell>
          <table:table-cell office:value-type="float" office:value="0.000000001527">
            <text:p>1,53E-009</text:p>
          </table:table-cell>
          <table:table-cell table:formula="of:=LOG([.B4])" office:value-type="float" office:value="-8.81616096294358">
            <text:p>-8,8161609629</text:p>
          </table:table-cell>
          <table:table-cell table:number-columns-repeated="2"/>
        </table:table-row>
        <table:table-row table:style-name="ro1">
          <table:table-cell office:value-type="float" office:value="0.47">
            <text:p>4,70E-001</text:p>
          </table:table-cell>
          <table:table-cell office:value-type="float" office:value="0.000000001859">
            <text:p>1,86E-009</text:p>
          </table:table-cell>
          <table:table-cell table:formula="of:=LOG([.B5])" office:value-type="float" office:value="-8.7307206102281">
            <text:p>-8,7307206102</text:p>
          </table:table-cell>
          <table:table-cell table:number-columns-repeated="2"/>
        </table:table-row>
        <table:table-row table:style-name="ro1">
          <table:table-cell office:value-type="float" office:value="0.48">
            <text:p>4,80E-001</text:p>
          </table:table-cell>
          <table:table-cell office:value-type="float" office:value="0.000000002278">
            <text:p>2,28E-009</text:p>
          </table:table-cell>
          <table:table-cell table:formula="of:=LOG([.B6])" office:value-type="float" office:value="-8.64244628025692">
            <text:p>-8,6424462803</text:p>
          </table:table-cell>
          <table:table-cell table:number-columns-repeated="2"/>
        </table:table-row>
        <table:table-row table:style-name="ro1">
          <table:table-cell office:value-type="float" office:value="0.49">
            <text:p>4,90E-001</text:p>
          </table:table-cell>
          <table:table-cell office:value-type="float" office:value="0.00000000281">
            <text:p>2,81E-009</text:p>
          </table:table-cell>
          <table:table-cell table:formula="of:=LOG([.B7])" office:value-type="float" office:value="-8.55129368009492">
            <text:p>-8,5512936801</text:p>
          </table:table-cell>
          <table:table-cell table:number-columns-repeated="2"/>
        </table:table-row>
        <table:table-row table:style-name="ro1">
          <table:table-cell office:value-type="float" office:value="0.5">
            <text:p>5,00E-001</text:p>
          </table:table-cell>
          <table:table-cell office:value-type="float" office:value="0.000000003488">
            <text:p>3,49E-009</text:p>
          </table:table-cell>
          <table:table-cell table:formula="of:=LOG([.B8])" office:value-type="float" office:value="-8.45742352373947">
            <text:p>-8,4574235237</text:p>
          </table:table-cell>
          <table:table-cell table:number-columns-repeated="2"/>
        </table:table-row>
        <table:table-row table:style-name="ro1">
          <table:table-cell office:value-type="float" office:value="0.51">
            <text:p>5,10E-001</text:p>
          </table:table-cell>
          <table:table-cell office:value-type="float" office:value="0.000000004356">
            <text:p>4,36E-009</text:p>
          </table:table-cell>
          <table:table-cell table:formula="of:=LOG([.B9])" office:value-type="float" office:value="-8.36091212891626">
            <text:p>-8,3609121289</text:p>
          </table:table-cell>
          <table:table-cell table:number-columns-repeated="2"/>
        </table:table-row>
        <table:table-row table:style-name="ro1">
          <table:table-cell office:value-type="float" office:value="0.52">
            <text:p>5,20E-001</text:p>
          </table:table-cell>
          <table:table-cell office:value-type="float" office:value="0.000000005475">
            <text:p>5,48E-009</text:p>
          </table:table-cell>
          <table:table-cell table:formula="of:=LOG([.B10])" office:value-type="float" office:value="-8.26161587648784">
            <text:p>-8,2616158765</text:p>
          </table:table-cell>
          <table:table-cell table:number-columns-repeated="2"/>
        </table:table-row>
        <table:table-row table:style-name="ro1">
          <table:table-cell office:value-type="float" office:value="0.53">
            <text:p>5,30E-001</text:p>
          </table:table-cell>
          <table:table-cell office:value-type="float" office:value="0.000000006921">
            <text:p>6,92E-009</text:p>
          </table:table-cell>
          <table:table-cell table:formula="of:=LOG([.B11])" office:value-type="float" office:value="-8.15983115075924">
            <text:p>-8,1598311508</text:p>
          </table:table-cell>
          <table:table-cell table:number-columns-repeated="2"/>
        </table:table-row>
        <table:table-row table:style-name="ro1">
          <table:table-cell office:value-type="float" office:value="0.54">
            <text:p>5,40E-001</text:p>
          </table:table-cell>
          <table:table-cell office:value-type="float" office:value="0.000000008797">
            <text:p>8,80E-009</text:p>
          </table:table-cell>
          <table:table-cell table:formula="of:=LOG([.B12])" office:value-type="float" office:value="-8.05566540802922">
            <text:p>-8,055665408</text:p>
          </table:table-cell>
          <table:table-cell table:number-columns-repeated="2"/>
        </table:table-row>
        <table:table-row table:style-name="ro1">
          <table:table-cell office:value-type="float" office:value="0.55">
            <text:p>5,50E-001</text:p>
          </table:table-cell>
          <table:table-cell office:value-type="float" office:value="0.00000001124">
            <text:p>1,12E-008</text:p>
          </table:table-cell>
          <table:table-cell table:formula="of:=LOG([.B13])" office:value-type="float" office:value="-7.94923368876696">
            <text:p>-7,9492336888</text:p>
          </table:table-cell>
          <table:table-cell table:number-columns-repeated="2"/>
        </table:table-row>
        <table:table-row table:style-name="ro1">
          <table:table-cell office:value-type="float" office:value="0.56">
            <text:p>5,60E-001</text:p>
          </table:table-cell>
          <table:table-cell office:value-type="float" office:value="0.00000001442">
            <text:p>1,44E-008</text:p>
          </table:table-cell>
          <table:table-cell table:formula="of:=LOG([.B14])" office:value-type="float" office:value="-7.84103473961659">
            <text:p>-7,8410347396</text:p>
          </table:table-cell>
          <table:table-cell table:number-columns-repeated="2"/>
        </table:table-row>
        <table:table-row table:style-name="ro1">
          <table:table-cell office:value-type="float" office:value="0.57">
            <text:p>5,70E-001</text:p>
          </table:table-cell>
          <table:table-cell office:value-type="float" office:value="0.00000001858">
            <text:p>1,86E-008</text:p>
          </table:table-cell>
          <table:table-cell table:formula="of:=LOG([.B15])" office:value-type="float" office:value="-7.73095429034238">
            <text:p>-7,7309542903</text:p>
          </table:table-cell>
          <table:table-cell table:number-columns-repeated="2"/>
        </table:table-row>
        <table:table-row table:style-name="ro1">
          <table:table-cell office:value-type="float" office:value="0.58">
            <text:p>5,80E-001</text:p>
          </table:table-cell>
          <table:table-cell office:value-type="float" office:value="0.00000002402">
            <text:p>2,40E-008</text:p>
          </table:table-cell>
          <table:table-cell table:formula="of:=LOG([.B16])" office:value-type="float" office:value="-7.61942699693311">
            <text:p>-7,6194269969</text:p>
          </table:table-cell>
          <table:table-cell table:number-columns-repeated="2"/>
        </table:table-row>
        <table:table-row table:style-name="ro1">
          <table:table-cell office:value-type="float" office:value="0.59">
            <text:p>5,90E-001</text:p>
          </table:table-cell>
          <table:table-cell office:value-type="float" office:value="0.00000003112">
            <text:p>3,11E-008</text:p>
          </table:table-cell>
          <table:table-cell table:formula="of:=LOG([.B17])" office:value-type="float" office:value="-7.50696041168235">
            <text:p>-7,5069604117</text:p>
          </table:table-cell>
          <table:table-cell table:number-columns-repeated="2"/>
        </table:table-row>
        <table:table-row table:style-name="ro1">
          <table:table-cell office:value-type="float" office:value="0.6">
            <text:p>6,00E-001</text:p>
          </table:table-cell>
          <table:table-cell office:value-type="float" office:value="0.00000004039">
            <text:p>4,04E-008</text:p>
          </table:table-cell>
          <table:table-cell table:formula="of:=LOG([.B18])" office:value-type="float" office:value="-7.39372614683001">
            <text:p>-7,3937261468</text:p>
          </table:table-cell>
          <table:table-cell table:number-columns-repeated="2"/>
        </table:table-row>
        <table:table-row table:style-name="ro1">
          <table:table-cell office:value-type="float" office:value="0.61">
            <text:p>6,10E-001</text:p>
          </table:table-cell>
          <table:table-cell office:value-type="float" office:value="0.00000005249">
            <text:p>5,25E-008</text:p>
          </table:table-cell>
          <table:table-cell table:formula="of:=LOG([.B19])" office:value-type="float" office:value="-7.27992342723186">
            <text:p>-7,2799234272</text:p>
          </table:table-cell>
          <table:table-cell table:number-columns-repeated="2"/>
        </table:table-row>
        <table:table-row table:style-name="ro1">
          <table:table-cell office:value-type="float" office:value="0.62">
            <text:p>6,20E-001</text:p>
          </table:table-cell>
          <table:table-cell office:value-type="float" office:value="0.00000006827">
            <text:p>6,83E-008</text:p>
          </table:table-cell>
          <table:table-cell table:formula="of:=LOG([.B20])" office:value-type="float" office:value="-7.16577009714832">
            <text:p>-7,1657700971</text:p>
          </table:table-cell>
          <table:table-cell table:number-columns-repeated="2"/>
        </table:table-row>
        <table:table-row table:style-name="ro1">
          <table:table-cell office:value-type="float" office:value="0.63">
            <text:p>6,30E-001</text:p>
          </table:table-cell>
          <table:table-cell office:value-type="float" office:value="0.00000008883">
            <text:p>8,88E-008</text:p>
          </table:table-cell>
          <table:table-cell table:formula="of:=LOG([.B21])" office:value-type="float" office:value="-7.05144033789104">
            <text:p>-7,0514403379</text:p>
          </table:table-cell>
          <table:table-cell table:number-columns-repeated="2"/>
        </table:table-row>
        <table:table-row table:style-name="ro1">
          <table:table-cell office:value-type="float" office:value="0.64">
            <text:p>6,40E-001</text:p>
          </table:table-cell>
          <table:table-cell office:value-type="float" office:value="0.0000001157">
            <text:p>1,16E-007</text:p>
          </table:table-cell>
          <table:table-cell table:formula="of:=LOG([.B22])" office:value-type="float" office:value="-6.93666664104825">
            <text:p>-6,936666641</text:p>
          </table:table-cell>
          <table:table-cell table:number-columns-repeated="2"/>
        </table:table-row>
        <table:table-row table:style-name="ro1">
          <table:table-cell office:value-type="float" office:value="0.65">
            <text:p>6,50E-001</text:p>
          </table:table-cell>
          <table:table-cell office:value-type="float" office:value="0.0000001506">
            <text:p>1,51E-007</text:p>
          </table:table-cell>
          <table:table-cell table:formula="of:=LOG([.B23])" office:value-type="float" office:value="-6.82217502813532">
            <text:p>-6,8221750281</text:p>
          </table:table-cell>
          <table:table-cell table:number-columns-repeated="2"/>
        </table:table-row>
        <table:table-row table:style-name="ro1">
          <table:table-cell office:value-type="float" office:value="0.66">
            <text:p>6,60E-001</text:p>
          </table:table-cell>
          <table:table-cell office:value-type="float" office:value="0.0000001963">
            <text:p>1,96E-007</text:p>
          </table:table-cell>
          <table:table-cell table:formula="of:=LOG([.B24])" office:value-type="float" office:value="-6.70707970039999">
            <text:p>-6,7070797004</text:p>
          </table:table-cell>
          <table:table-cell table:number-columns-repeated="2"/>
        </table:table-row>
        <table:table-row table:style-name="ro1">
          <table:table-cell office:value-type="float" office:value="0.67">
            <text:p>6,70E-001</text:p>
          </table:table-cell>
          <table:table-cell office:value-type="float" office:value="0.0000002559">
            <text:p>2,56E-007</text:p>
          </table:table-cell>
          <table:table-cell table:formula="of:=LOG([.B25])" office:value-type="float" office:value="-6.59192971411281">
            <text:p>-6,5919297141</text:p>
          </table:table-cell>
          <table:table-cell table:number-columns-repeated="2"/>
        </table:table-row>
        <table:table-row table:style-name="ro1">
          <table:table-cell office:value-type="float" office:value="0.68">
            <text:p>6,80E-001</text:p>
          </table:table-cell>
          <table:table-cell office:value-type="float" office:value="0.0000003337">
            <text:p>3,34E-007</text:p>
          </table:table-cell>
          <table:table-cell table:formula="of:=LOG([.B26])" office:value-type="float" office:value="-6.47664379334521">
            <text:p>-6,4766437933</text:p>
          </table:table-cell>
          <table:table-cell table:number-columns-repeated="2"/>
        </table:table-row>
        <table:table-row table:style-name="ro1">
          <table:table-cell office:value-type="float" office:value="0.69">
            <text:p>6,90E-001</text:p>
          </table:table-cell>
          <table:table-cell office:value-type="float" office:value="0.0000004353">
            <text:p>4,35E-007</text:p>
          </table:table-cell>
          <table:table-cell table:formula="of:=LOG([.B27])" office:value-type="float" office:value="-6.3612113328426">
            <text:p>-6,3612113328</text:p>
          </table:table-cell>
          <table:table-cell table:number-columns-repeated="2"/>
        </table:table-row>
        <table:table-row table:style-name="ro1">
          <table:table-cell office:value-type="float" office:value="0.7">
            <text:p>7,00E-001</text:p>
          </table:table-cell>
          <table:table-cell office:value-type="float" office:value="0.0000005675">
            <text:p>5,68E-007</text:p>
          </table:table-cell>
          <table:table-cell table:formula="of:=LOG([.B28])" office:value-type="float" office:value="-6.24603413413484">
            <text:p>-6,2460341341</text:p>
          </table:table-cell>
          <table:table-cell table:number-columns-repeated="2"/>
        </table:table-row>
        <table:table-row table:style-name="ro1">
          <table:table-cell office:value-type="float" office:value="0.71">
            <text:p>7,10E-001</text:p>
          </table:table-cell>
          <table:table-cell office:value-type="float" office:value="0.0000007391">
            <text:p>7,39E-007</text:p>
          </table:table-cell>
          <table:table-cell table:formula="of:=LOG([.B29])" office:value-type="float" office:value="-6.13129679772146">
            <text:p>-6,1312967977</text:p>
          </table:table-cell>
          <table:table-cell table:number-columns-repeated="2"/>
        </table:table-row>
        <table:table-row table:style-name="ro1">
          <table:table-cell office:value-type="float" office:value="0.72">
            <text:p>7,20E-001</text:p>
          </table:table-cell>
          <table:table-cell office:value-type="float" office:value="0.0000009611">
            <text:p>9,61E-007</text:p>
          </table:table-cell>
          <table:table-cell table:formula="of:=LOG([.B30])" office:value-type="float" office:value="-6.01723142274899">
            <text:p>-6,0172314227</text:p>
          </table:table-cell>
          <table:table-cell table:number-columns-repeated="2"/>
        </table:table-row>
        <table:table-row table:style-name="ro1">
          <table:table-cell office:value-type="float" office:value="0.73">
            <text:p>7,30E-001</text:p>
          </table:table-cell>
          <table:table-cell office:value-type="float" office:value="0.000001247">
            <text:p>1,25E-006</text:p>
          </table:table-cell>
          <table:table-cell table:formula="of:=LOG([.B31])" office:value-type="float" office:value="-5.90413354652146">
            <text:p>-5,9041335465</text:p>
          </table:table-cell>
          <table:table-cell table:number-columns-repeated="2"/>
        </table:table-row>
        <table:table-row table:style-name="ro1">
          <table:table-cell office:value-type="float" office:value="0.74">
            <text:p>7,40E-001</text:p>
          </table:table-cell>
          <table:table-cell office:value-type="float" office:value="0.000001612">
            <text:p>1,61E-006</text:p>
          </table:table-cell>
          <table:table-cell table:formula="of:=LOG([.B32])" office:value-type="float" office:value="-5.79263496253093">
            <text:p>-5,7926349625</text:p>
          </table:table-cell>
          <table:table-cell table:number-columns-repeated="2"/>
        </table:table-row>
        <table:table-row table:style-name="ro1">
          <table:table-cell office:value-type="float" office:value="0.75">
            <text:p>7,50E-001</text:p>
          </table:table-cell>
          <table:table-cell office:value-type="float" office:value="0.000002078">
            <text:p>2,08E-006</text:p>
          </table:table-cell>
          <table:table-cell table:formula="of:=LOG([.B33])" office:value-type="float" office:value="-5.68235445677884">
            <text:p>-5,6823544568</text:p>
          </table:table-cell>
          <table:table-cell table:number-columns-repeated="2"/>
        </table:table-row>
        <table:table-row table:style-name="ro1">
          <table:table-cell office:value-type="float" office:value="0.76">
            <text:p>7,60E-001</text:p>
          </table:table-cell>
          <table:table-cell office:value-type="float" office:value="0.000002669">
            <text:p>2,67E-006</text:p>
          </table:table-cell>
          <table:table-cell table:formula="of:=LOG([.B34])" office:value-type="float" office:value="-5.57365142621249">
            <text:p>-5,5736514262</text:p>
          </table:table-cell>
          <table:table-cell table:number-columns-repeated="2"/>
        </table:table-row>
        <table:table-row table:style-name="ro1">
          <table:table-cell office:value-type="float" office:value="0.77">
            <text:p>7,70E-001</text:p>
          </table:table-cell>
          <table:table-cell office:value-type="float" office:value="0.00000342">
            <text:p>3,42E-006</text:p>
          </table:table-cell>
          <table:table-cell table:formula="of:=LOG([.B35])" office:value-type="float" office:value="-5.46597389394386">
            <text:p>-5,4659738939</text:p>
          </table:table-cell>
          <table:table-cell table:number-columns-repeated="2"/>
        </table:table-row>
        <table:table-row table:style-name="ro1">
          <table:table-cell office:value-type="float" office:value="0.78">
            <text:p>7,80E-001</text:p>
          </table:table-cell>
          <table:table-cell office:value-type="float" office:value="0.000004379">
            <text:p>4,38E-006</text:p>
          </table:table-cell>
          <table:table-cell table:formula="of:=LOG([.B36])" office:value-type="float" office:value="-5.35862505480787">
            <text:p>-5,3586250548</text:p>
          </table:table-cell>
          <table:table-cell table:number-columns-repeated="2"/>
        </table:table-row>
        <table:table-row table:style-name="ro1">
          <table:table-cell office:value-type="float" office:value="0.79">
            <text:p>7,90E-001</text:p>
          </table:table-cell>
          <table:table-cell office:value-type="float" office:value="0.000005627">
            <text:p>5,63E-006</text:p>
          </table:table-cell>
          <table:table-cell table:formula="of:=LOG([.B37])" office:value-type="float" office:value="-5.24972308484601">
            <text:p>-5,2497230848</text:p>
          </table:table-cell>
          <table:table-cell table:number-columns-repeated="2"/>
        </table:table-row>
        <table:table-row table:style-name="ro1">
          <table:table-cell office:value-type="float" office:value="0.8">
            <text:p>8,00E-001</text:p>
          </table:table-cell>
          <table:table-cell office:value-type="float" office:value="0.000007323">
            <text:p>7,32E-006</text:p>
          </table:table-cell>
          <table:table-cell table:formula="of:=LOG([.B38])" office:value-type="float" office:value="-5.13531096586315">
            <text:p>-5,1353109659</text:p>
          </table:table-cell>
          <table:table-cell table:number-columns-repeated="2"/>
        </table:table-row>
        <table:table-row table:style-name="ro1">
          <table:table-cell office:value-type="float" office:value="0.81">
            <text:p>8,10E-001</text:p>
          </table:table-cell>
          <table:table-cell office:value-type="float" office:value="0.000009877">
            <text:p>9,88E-006</text:p>
          </table:table-cell>
          <table:table-cell table:formula="of:=LOG([.B39])" office:value-type="float" office:value="-5.00537494623139">
            <text:p>-5,0053749462</text:p>
          </table:table-cell>
          <table:table-cell table:number-columns-repeated="2"/>
        </table:table-row>
        <table:table-row table:style-name="ro1">
          <table:table-cell office:value-type="float" office:value="0.82">
            <text:p>8,20E-001</text:p>
          </table:table-cell>
          <table:table-cell office:value-type="float" office:value="0.00001548">
            <text:p>1,55E-005</text:p>
          </table:table-cell>
          <table:table-cell table:formula="of:=LOG([.B40])" office:value-type="float" office:value="-4.81022904365313">
            <text:p>-4,8102290437</text:p>
          </table:table-cell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dc (V)</text:p>
          </table:table-cell>
          <table:table-cell table:style-name="Default" office:value-type="string">
            <text:p>/M1/D (A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0.0000000001288">
            <text:p>1,29E-010</text:p>
          </table:table-cell>
        </table:table-row>
        <table:table-row table:style-name="ro1">
          <table:table-cell office:value-type="float" office:value="0.01">
            <text:p>1,00E-002</text:p>
          </table:table-cell>
          <table:table-cell office:value-type="float" office:value="0.0000000001288">
            <text:p>1,29E-010</text:p>
          </table:table-cell>
        </table:table-row>
        <table:table-row table:style-name="ro1">
          <table:table-cell office:value-type="float" office:value="0.02">
            <text:p>2,00E-002</text:p>
          </table:table-cell>
          <table:table-cell office:value-type="float" office:value="0.0000000001289">
            <text:p>1,29E-010</text:p>
          </table:table-cell>
        </table:table-row>
        <table:table-row table:style-name="ro1">
          <table:table-cell office:value-type="float" office:value="0.03">
            <text:p>3,00E-002</text:p>
          </table:table-cell>
          <table:table-cell office:value-type="float" office:value="0.0000000001289">
            <text:p>1,29E-010</text:p>
          </table:table-cell>
        </table:table-row>
        <table:table-row table:style-name="ro1">
          <table:table-cell office:value-type="float" office:value="0.04">
            <text:p>4,00E-002</text:p>
          </table:table-cell>
          <table:table-cell office:value-type="float" office:value="0.0000000001289">
            <text:p>1,29E-010</text:p>
          </table:table-cell>
        </table:table-row>
        <table:table-row table:style-name="ro1">
          <table:table-cell office:value-type="float" office:value="0.05">
            <text:p>5,00E-002</text:p>
          </table:table-cell>
          <table:table-cell office:value-type="float" office:value="0.0000000001289">
            <text:p>1,29E-010</text:p>
          </table:table-cell>
        </table:table-row>
        <table:table-row table:style-name="ro1">
          <table:table-cell office:value-type="float" office:value="0.06">
            <text:p>6,00E-002</text:p>
          </table:table-cell>
          <table:table-cell office:value-type="float" office:value="0.0000000001289">
            <text:p>1,29E-010</text:p>
          </table:table-cell>
        </table:table-row>
        <table:table-row table:style-name="ro1">
          <table:table-cell office:value-type="float" office:value="0.07">
            <text:p>7,00E-002</text:p>
          </table:table-cell>
          <table:table-cell office:value-type="float" office:value="0.000000000129">
            <text:p>1,29E-010</text:p>
          </table:table-cell>
        </table:table-row>
        <table:table-row table:style-name="ro1">
          <table:table-cell office:value-type="float" office:value="0.08">
            <text:p>8,00E-002</text:p>
          </table:table-cell>
          <table:table-cell office:value-type="float" office:value="0.000000000129">
            <text:p>1,29E-010</text:p>
          </table:table-cell>
        </table:table-row>
        <table:table-row table:style-name="ro1">
          <table:table-cell office:value-type="float" office:value="0.09">
            <text:p>9,00E-002</text:p>
          </table:table-cell>
          <table:table-cell office:value-type="float" office:value="0.0000000001291">
            <text:p>1,29E-010</text:p>
          </table:table-cell>
        </table:table-row>
        <table:table-row table:style-name="ro1">
          <table:table-cell office:value-type="float" office:value="0.1">
            <text:p>1,00E-001</text:p>
          </table:table-cell>
          <table:table-cell office:value-type="float" office:value="0.0000000001292">
            <text:p>1,29E-010</text:p>
          </table:table-cell>
        </table:table-row>
        <table:table-row table:style-name="ro1">
          <table:table-cell office:value-type="float" office:value="0.11">
            <text:p>1,10E-001</text:p>
          </table:table-cell>
          <table:table-cell office:value-type="float" office:value="0.0000000001293">
            <text:p>1,29E-010</text:p>
          </table:table-cell>
        </table:table-row>
        <table:table-row table:style-name="ro1">
          <table:table-cell office:value-type="float" office:value="0.12">
            <text:p>1,20E-001</text:p>
          </table:table-cell>
          <table:table-cell office:value-type="float" office:value="0.0000000001294">
            <text:p>1,29E-010</text:p>
          </table:table-cell>
        </table:table-row>
        <table:table-row table:style-name="ro1">
          <table:table-cell office:value-type="float" office:value="0.13">
            <text:p>1,30E-001</text:p>
          </table:table-cell>
          <table:table-cell office:value-type="float" office:value="0.0000000001296">
            <text:p>1,30E-010</text:p>
          </table:table-cell>
        </table:table-row>
        <table:table-row table:style-name="ro1">
          <table:table-cell office:value-type="float" office:value="0.14">
            <text:p>1,40E-001</text:p>
          </table:table-cell>
          <table:table-cell office:value-type="float" office:value="0.0000000001299">
            <text:p>1,30E-010</text:p>
          </table:table-cell>
        </table:table-row>
        <table:table-row table:style-name="ro1">
          <table:table-cell office:value-type="float" office:value="0.15">
            <text:p>1,50E-001</text:p>
          </table:table-cell>
          <table:table-cell office:value-type="float" office:value="0.0000000001302">
            <text:p>1,30E-010</text:p>
          </table:table-cell>
        </table:table-row>
        <table:table-row table:style-name="ro1">
          <table:table-cell office:value-type="float" office:value="0.16">
            <text:p>1,60E-001</text:p>
          </table:table-cell>
          <table:table-cell office:value-type="float" office:value="0.0000000001307">
            <text:p>1,31E-010</text:p>
          </table:table-cell>
        </table:table-row>
        <table:table-row table:style-name="ro1">
          <table:table-cell office:value-type="float" office:value="0.17">
            <text:p>1,70E-001</text:p>
          </table:table-cell>
          <table:table-cell office:value-type="float" office:value="0.0000000001313">
            <text:p>1,31E-010</text:p>
          </table:table-cell>
        </table:table-row>
        <table:table-row table:style-name="ro1">
          <table:table-cell office:value-type="float" office:value="0.18">
            <text:p>1,80E-001</text:p>
          </table:table-cell>
          <table:table-cell office:value-type="float" office:value="0.000000000132">
            <text:p>1,32E-010</text:p>
          </table:table-cell>
        </table:table-row>
        <table:table-row table:style-name="ro1">
          <table:table-cell office:value-type="float" office:value="0.19">
            <text:p>1,90E-001</text:p>
          </table:table-cell>
          <table:table-cell office:value-type="float" office:value="0.000000000133">
            <text:p>1,33E-010</text:p>
          </table:table-cell>
        </table:table-row>
        <table:table-row table:style-name="ro1">
          <table:table-cell office:value-type="float" office:value="0.2">
            <text:p>2,00E-001</text:p>
          </table:table-cell>
          <table:table-cell office:value-type="float" office:value="0.0000000001343">
            <text:p>1,34E-010</text:p>
          </table:table-cell>
        </table:table-row>
        <table:table-row table:style-name="ro1">
          <table:table-cell office:value-type="float" office:value="0.21">
            <text:p>2,10E-001</text:p>
          </table:table-cell>
          <table:table-cell office:value-type="float" office:value="0.0000000001359">
            <text:p>1,36E-010</text:p>
          </table:table-cell>
        </table:table-row>
        <table:table-row table:style-name="ro1">
          <table:table-cell office:value-type="float" office:value="0.22">
            <text:p>2,20E-001</text:p>
          </table:table-cell>
          <table:table-cell office:value-type="float" office:value="0.0000000001379">
            <text:p>1,38E-010</text:p>
          </table:table-cell>
        </table:table-row>
        <table:table-row table:style-name="ro1">
          <table:table-cell office:value-type="float" office:value="0.23">
            <text:p>2,30E-001</text:p>
          </table:table-cell>
          <table:table-cell office:value-type="float" office:value="0.0000000001404">
            <text:p>1,40E-010</text:p>
          </table:table-cell>
        </table:table-row>
        <table:table-row table:style-name="ro1">
          <table:table-cell office:value-type="float" office:value="0.24">
            <text:p>2,40E-001</text:p>
          </table:table-cell>
          <table:table-cell office:value-type="float" office:value="0.0000000001436">
            <text:p>1,44E-010</text:p>
          </table:table-cell>
        </table:table-row>
        <table:table-row table:style-name="ro1">
          <table:table-cell office:value-type="float" office:value="0.25">
            <text:p>2,50E-001</text:p>
          </table:table-cell>
          <table:table-cell office:value-type="float" office:value="0.0000000001475">
            <text:p>1,48E-010</text:p>
          </table:table-cell>
        </table:table-row>
        <table:table-row table:style-name="ro1">
          <table:table-cell office:value-type="float" office:value="0.26">
            <text:p>2,60E-001</text:p>
          </table:table-cell>
          <table:table-cell office:value-type="float" office:value="0.0000000001524">
            <text:p>1,52E-010</text:p>
          </table:table-cell>
        </table:table-row>
        <table:table-row table:style-name="ro1">
          <table:table-cell office:value-type="float" office:value="0.27">
            <text:p>2,70E-001</text:p>
          </table:table-cell>
          <table:table-cell office:value-type="float" office:value="0.0000000001584">
            <text:p>1,58E-010</text:p>
          </table:table-cell>
        </table:table-row>
        <table:table-row table:style-name="ro1">
          <table:table-cell office:value-type="float" office:value="0.28">
            <text:p>2,80E-001</text:p>
          </table:table-cell>
          <table:table-cell office:value-type="float" office:value="0.0000000001658">
            <text:p>1,66E-010</text:p>
          </table:table-cell>
        </table:table-row>
        <table:table-row table:style-name="ro1">
          <table:table-cell office:value-type="float" office:value="0.29">
            <text:p>2,90E-001</text:p>
          </table:table-cell>
          <table:table-cell office:value-type="float" office:value="0.0000000001747">
            <text:p>1,75E-010</text:p>
          </table:table-cell>
        </table:table-row>
        <table:table-row table:style-name="ro1">
          <table:table-cell office:value-type="float" office:value="0.3">
            <text:p>3,00E-001</text:p>
          </table:table-cell>
          <table:table-cell office:value-type="float" office:value="0.0000000001857">
            <text:p>1,86E-010</text:p>
          </table:table-cell>
        </table:table-row>
        <table:table-row table:style-name="ro1">
          <table:table-cell office:value-type="float" office:value="0.31">
            <text:p>3,10E-001</text:p>
          </table:table-cell>
          <table:table-cell office:value-type="float" office:value="0.0000000001989">
            <text:p>1,99E-010</text:p>
          </table:table-cell>
        </table:table-row>
        <table:table-row table:style-name="ro1">
          <table:table-cell office:value-type="float" office:value="0.32">
            <text:p>3,20E-001</text:p>
          </table:table-cell>
          <table:table-cell office:value-type="float" office:value="0.0000000002149">
            <text:p>2,15E-010</text:p>
          </table:table-cell>
        </table:table-row>
        <table:table-row table:style-name="ro1">
          <table:table-cell office:value-type="float" office:value="0.33">
            <text:p>3,30E-001</text:p>
          </table:table-cell>
          <table:table-cell office:value-type="float" office:value="0.0000000002342">
            <text:p>2,34E-010</text:p>
          </table:table-cell>
        </table:table-row>
        <table:table-row table:style-name="ro1">
          <table:table-cell office:value-type="float" office:value="0.34">
            <text:p>3,40E-001</text:p>
          </table:table-cell>
          <table:table-cell office:value-type="float" office:value="0.0000000002575">
            <text:p>2,58E-010</text:p>
          </table:table-cell>
        </table:table-row>
        <table:table-row table:style-name="ro1">
          <table:table-cell office:value-type="float" office:value="0.35">
            <text:p>3,50E-001</text:p>
          </table:table-cell>
          <table:table-cell office:value-type="float" office:value="0.0000000002856">
            <text:p>2,86E-010</text:p>
          </table:table-cell>
        </table:table-row>
        <table:table-row table:style-name="ro1">
          <table:table-cell office:value-type="float" office:value="0.36">
            <text:p>3,60E-001</text:p>
          </table:table-cell>
          <table:table-cell office:value-type="float" office:value="0.0000000003195">
            <text:p>3,20E-010</text:p>
          </table:table-cell>
        </table:table-row>
        <table:table-row table:style-name="ro1">
          <table:table-cell office:value-type="float" office:value="0.37">
            <text:p>3,70E-001</text:p>
          </table:table-cell>
          <table:table-cell office:value-type="float" office:value="0.0000000003606">
            <text:p>3,61E-010</text:p>
          </table:table-cell>
        </table:table-row>
        <table:table-row table:style-name="ro1">
          <table:table-cell office:value-type="float" office:value="0.38">
            <text:p>3,80E-001</text:p>
          </table:table-cell>
          <table:table-cell office:value-type="float" office:value="0.0000000004103">
            <text:p>4,10E-010</text:p>
          </table:table-cell>
        </table:table-row>
        <table:table-row table:style-name="ro1">
          <table:table-cell office:value-type="float" office:value="0.39">
            <text:p>3,90E-001</text:p>
          </table:table-cell>
          <table:table-cell office:value-type="float" office:value="0.0000000004709">
            <text:p>4,71E-010</text:p>
          </table:table-cell>
        </table:table-row>
        <table:table-row table:style-name="ro1">
          <table:table-cell office:value-type="float" office:value="0.4">
            <text:p>4,00E-001</text:p>
          </table:table-cell>
          <table:table-cell office:value-type="float" office:value="0.0000000005447">
            <text:p>5,45E-010</text:p>
          </table:table-cell>
        </table:table-row>
        <table:table-row table:style-name="ro1">
          <table:table-cell office:value-type="float" office:value="0.41">
            <text:p>4,10E-001</text:p>
          </table:table-cell>
          <table:table-cell office:value-type="float" office:value="0.000000000635">
            <text:p>6,35E-010</text:p>
          </table:table-cell>
        </table:table-row>
        <table:table-row table:style-name="ro1">
          <table:table-cell office:value-type="float" office:value="0.42">
            <text:p>4,20E-001</text:p>
          </table:table-cell>
          <table:table-cell office:value-type="float" office:value="0.0000000007459">
            <text:p>7,46E-010</text:p>
          </table:table-cell>
        </table:table-row>
        <table:table-row table:style-name="ro1">
          <table:table-cell office:value-type="float" office:value="0.43">
            <text:p>4,30E-001</text:p>
          </table:table-cell>
          <table:table-cell office:value-type="float" office:value="0.0000000008827">
            <text:p>8,83E-010</text:p>
          </table:table-cell>
        </table:table-row>
        <table:table-row table:style-name="ro1">
          <table:table-cell office:value-type="float" office:value="0.44">
            <text:p>4,40E-001</text:p>
          </table:table-cell>
          <table:table-cell office:value-type="float" office:value="0.000000001052">
            <text:p>1,05E-009</text:p>
          </table:table-cell>
        </table:table-row>
        <table:table-row table:style-name="ro1">
          <table:table-cell office:value-type="float" office:value="0.45">
            <text:p>4,50E-001</text:p>
          </table:table-cell>
          <table:table-cell office:value-type="float" office:value="0.000000001263">
            <text:p>1,26E-009</text:p>
          </table:table-cell>
        </table:table-row>
        <table:table-row table:style-name="ro1">
          <table:table-cell office:value-type="float" office:value="0.46">
            <text:p>4,60E-001</text:p>
          </table:table-cell>
          <table:table-cell office:value-type="float" office:value="0.000000001527">
            <text:p>1,53E-009</text:p>
          </table:table-cell>
        </table:table-row>
        <table:table-row table:style-name="ro1">
          <table:table-cell office:value-type="float" office:value="0.47">
            <text:p>4,70E-001</text:p>
          </table:table-cell>
          <table:table-cell office:value-type="float" office:value="0.000000001859">
            <text:p>1,86E-009</text:p>
          </table:table-cell>
        </table:table-row>
        <table:table-row table:style-name="ro1">
          <table:table-cell office:value-type="float" office:value="0.48">
            <text:p>4,80E-001</text:p>
          </table:table-cell>
          <table:table-cell office:value-type="float" office:value="0.000000002278">
            <text:p>2,28E-009</text:p>
          </table:table-cell>
        </table:table-row>
        <table:table-row table:style-name="ro1">
          <table:table-cell office:value-type="float" office:value="0.49">
            <text:p>4,90E-001</text:p>
          </table:table-cell>
          <table:table-cell office:value-type="float" office:value="0.00000000281">
            <text:p>2,81E-009</text:p>
          </table:table-cell>
        </table:table-row>
        <table:table-row table:style-name="ro1">
          <table:table-cell office:value-type="float" office:value="0.5">
            <text:p>5,00E-001</text:p>
          </table:table-cell>
          <table:table-cell office:value-type="float" office:value="0.000000003488">
            <text:p>3,49E-009</text:p>
          </table:table-cell>
        </table:table-row>
        <table:table-row table:style-name="ro1">
          <table:table-cell office:value-type="float" office:value="0.51">
            <text:p>5,10E-001</text:p>
          </table:table-cell>
          <table:table-cell office:value-type="float" office:value="0.000000004356">
            <text:p>4,36E-009</text:p>
          </table:table-cell>
        </table:table-row>
        <table:table-row table:style-name="ro1">
          <table:table-cell office:value-type="float" office:value="0.52">
            <text:p>5,20E-001</text:p>
          </table:table-cell>
          <table:table-cell office:value-type="float" office:value="0.000000005475">
            <text:p>5,48E-009</text:p>
          </table:table-cell>
        </table:table-row>
        <table:table-row table:style-name="ro1">
          <table:table-cell office:value-type="float" office:value="0.53">
            <text:p>5,30E-001</text:p>
          </table:table-cell>
          <table:table-cell office:value-type="float" office:value="0.000000006921">
            <text:p>6,92E-009</text:p>
          </table:table-cell>
        </table:table-row>
        <table:table-row table:style-name="ro1">
          <table:table-cell office:value-type="float" office:value="0.54">
            <text:p>5,40E-001</text:p>
          </table:table-cell>
          <table:table-cell office:value-type="float" office:value="0.000000008797">
            <text:p>8,80E-009</text:p>
          </table:table-cell>
        </table:table-row>
        <table:table-row table:style-name="ro1">
          <table:table-cell office:value-type="float" office:value="0.55">
            <text:p>5,50E-001</text:p>
          </table:table-cell>
          <table:table-cell office:value-type="float" office:value="0.00000001124">
            <text:p>1,12E-008</text:p>
          </table:table-cell>
        </table:table-row>
        <table:table-row table:style-name="ro1">
          <table:table-cell office:value-type="float" office:value="0.56">
            <text:p>5,60E-001</text:p>
          </table:table-cell>
          <table:table-cell office:value-type="float" office:value="0.00000001442">
            <text:p>1,44E-008</text:p>
          </table:table-cell>
        </table:table-row>
        <table:table-row table:style-name="ro1">
          <table:table-cell office:value-type="float" office:value="0.57">
            <text:p>5,70E-001</text:p>
          </table:table-cell>
          <table:table-cell office:value-type="float" office:value="0.00000001858">
            <text:p>1,86E-008</text:p>
          </table:table-cell>
        </table:table-row>
        <table:table-row table:style-name="ro1">
          <table:table-cell office:value-type="float" office:value="0.58">
            <text:p>5,80E-001</text:p>
          </table:table-cell>
          <table:table-cell office:value-type="float" office:value="0.00000002402">
            <text:p>2,40E-008</text:p>
          </table:table-cell>
        </table:table-row>
        <table:table-row table:style-name="ro1">
          <table:table-cell office:value-type="float" office:value="0.59">
            <text:p>5,90E-001</text:p>
          </table:table-cell>
          <table:table-cell office:value-type="float" office:value="0.00000003112">
            <text:p>3,11E-008</text:p>
          </table:table-cell>
        </table:table-row>
        <table:table-row table:style-name="ro1">
          <table:table-cell office:value-type="float" office:value="0.6">
            <text:p>6,00E-001</text:p>
          </table:table-cell>
          <table:table-cell office:value-type="float" office:value="0.00000004039">
            <text:p>4,04E-008</text:p>
          </table:table-cell>
        </table:table-row>
        <table:table-row table:style-name="ro1">
          <table:table-cell office:value-type="float" office:value="0.61">
            <text:p>6,10E-001</text:p>
          </table:table-cell>
          <table:table-cell office:value-type="float" office:value="0.00000005249">
            <text:p>5,25E-008</text:p>
          </table:table-cell>
        </table:table-row>
        <table:table-row table:style-name="ro1">
          <table:table-cell office:value-type="float" office:value="0.62">
            <text:p>6,20E-001</text:p>
          </table:table-cell>
          <table:table-cell office:value-type="float" office:value="0.00000006827">
            <text:p>6,83E-008</text:p>
          </table:table-cell>
        </table:table-row>
        <table:table-row table:style-name="ro1">
          <table:table-cell office:value-type="float" office:value="0.63">
            <text:p>6,30E-001</text:p>
          </table:table-cell>
          <table:table-cell office:value-type="float" office:value="0.00000008883">
            <text:p>8,88E-008</text:p>
          </table:table-cell>
        </table:table-row>
        <table:table-row table:style-name="ro1">
          <table:table-cell office:value-type="float" office:value="0.64">
            <text:p>6,40E-001</text:p>
          </table:table-cell>
          <table:table-cell office:value-type="float" office:value="0.0000001157">
            <text:p>1,16E-007</text:p>
          </table:table-cell>
        </table:table-row>
        <table:table-row table:style-name="ro1">
          <table:table-cell office:value-type="float" office:value="0.65">
            <text:p>6,50E-001</text:p>
          </table:table-cell>
          <table:table-cell office:value-type="float" office:value="0.0000001506">
            <text:p>1,51E-007</text:p>
          </table:table-cell>
        </table:table-row>
        <table:table-row table:style-name="ro1">
          <table:table-cell office:value-type="float" office:value="0.66">
            <text:p>6,60E-001</text:p>
          </table:table-cell>
          <table:table-cell office:value-type="float" office:value="0.0000001963">
            <text:p>1,96E-007</text:p>
          </table:table-cell>
        </table:table-row>
        <table:table-row table:style-name="ro1">
          <table:table-cell office:value-type="float" office:value="0.67">
            <text:p>6,70E-001</text:p>
          </table:table-cell>
          <table:table-cell office:value-type="float" office:value="0.0000002559">
            <text:p>2,56E-007</text:p>
          </table:table-cell>
        </table:table-row>
        <table:table-row table:style-name="ro1">
          <table:table-cell office:value-type="float" office:value="0.68">
            <text:p>6,80E-001</text:p>
          </table:table-cell>
          <table:table-cell office:value-type="float" office:value="0.0000003337">
            <text:p>3,34E-007</text:p>
          </table:table-cell>
        </table:table-row>
        <table:table-row table:style-name="ro1">
          <table:table-cell office:value-type="float" office:value="0.69">
            <text:p>6,90E-001</text:p>
          </table:table-cell>
          <table:table-cell office:value-type="float" office:value="0.0000004353">
            <text:p>4,35E-007</text:p>
          </table:table-cell>
        </table:table-row>
        <table:table-row table:style-name="ro1">
          <table:table-cell office:value-type="float" office:value="0.7">
            <text:p>7,00E-001</text:p>
          </table:table-cell>
          <table:table-cell office:value-type="float" office:value="0.0000005675">
            <text:p>5,68E-007</text:p>
          </table:table-cell>
        </table:table-row>
        <table:table-row table:style-name="ro1">
          <table:table-cell office:value-type="float" office:value="0.71">
            <text:p>7,10E-001</text:p>
          </table:table-cell>
          <table:table-cell office:value-type="float" office:value="0.0000007391">
            <text:p>7,39E-007</text:p>
          </table:table-cell>
        </table:table-row>
        <table:table-row table:style-name="ro1">
          <table:table-cell office:value-type="float" office:value="0.72">
            <text:p>7,20E-001</text:p>
          </table:table-cell>
          <table:table-cell office:value-type="float" office:value="0.0000009611">
            <text:p>9,61E-007</text:p>
          </table:table-cell>
        </table:table-row>
        <table:table-row table:style-name="ro1">
          <table:table-cell office:value-type="float" office:value="0.73">
            <text:p>7,30E-001</text:p>
          </table:table-cell>
          <table:table-cell office:value-type="float" office:value="0.000001247">
            <text:p>1,25E-006</text:p>
          </table:table-cell>
        </table:table-row>
        <table:table-row table:style-name="ro1">
          <table:table-cell office:value-type="float" office:value="0.74">
            <text:p>7,40E-001</text:p>
          </table:table-cell>
          <table:table-cell office:value-type="float" office:value="0.000001612">
            <text:p>1,61E-006</text:p>
          </table:table-cell>
        </table:table-row>
        <table:table-row table:style-name="ro1">
          <table:table-cell office:value-type="float" office:value="0.75">
            <text:p>7,50E-001</text:p>
          </table:table-cell>
          <table:table-cell office:value-type="float" office:value="0.000002078">
            <text:p>2,08E-006</text:p>
          </table:table-cell>
        </table:table-row>
        <table:table-row table:style-name="ro1">
          <table:table-cell office:value-type="float" office:value="0.76">
            <text:p>7,60E-001</text:p>
          </table:table-cell>
          <table:table-cell office:value-type="float" office:value="0.000002669">
            <text:p>2,67E-006</text:p>
          </table:table-cell>
        </table:table-row>
        <table:table-row table:style-name="ro1">
          <table:table-cell office:value-type="float" office:value="0.77">
            <text:p>7,70E-001</text:p>
          </table:table-cell>
          <table:table-cell office:value-type="float" office:value="0.00000342">
            <text:p>3,42E-006</text:p>
          </table:table-cell>
        </table:table-row>
        <table:table-row table:style-name="ro1">
          <table:table-cell office:value-type="float" office:value="0.78">
            <text:p>7,80E-001</text:p>
          </table:table-cell>
          <table:table-cell office:value-type="float" office:value="0.000004379">
            <text:p>4,38E-006</text:p>
          </table:table-cell>
        </table:table-row>
        <table:table-row table:style-name="ro1">
          <table:table-cell office:value-type="float" office:value="0.79">
            <text:p>7,90E-001</text:p>
          </table:table-cell>
          <table:table-cell office:value-type="float" office:value="0.000005627">
            <text:p>5,63E-006</text:p>
          </table:table-cell>
        </table:table-row>
        <table:table-row table:style-name="ro1">
          <table:table-cell office:value-type="float" office:value="0.8">
            <text:p>8,00E-001</text:p>
          </table:table-cell>
          <table:table-cell office:value-type="float" office:value="0.000007323">
            <text:p>7,32E-006</text:p>
          </table:table-cell>
        </table:table-row>
        <table:table-row table:style-name="ro1">
          <table:table-cell office:value-type="float" office:value="0.81">
            <text:p>8,10E-001</text:p>
          </table:table-cell>
          <table:table-cell office:value-type="float" office:value="0.000009877">
            <text:p>9,88E-006</text:p>
          </table:table-cell>
        </table:table-row>
        <table:table-row table:style-name="ro1">
          <table:table-cell office:value-type="float" office:value="0.82">
            <text:p>8,20E-001</text:p>
          </table:table-cell>
          <table:table-cell office:value-type="float" office:value="0.00001548">
            <text:p>1,55E-005</text:p>
          </table:table-cell>
        </table:table-row>
        <table:table-row table:style-name="ro1">
          <table:table-cell office:value-type="float" office:value="0.83">
            <text:p>8,30E-001</text:p>
          </table:table-cell>
          <table:table-cell office:value-type="float" office:value="0.0001155">
            <text:p>1,16E-004</text:p>
          </table:table-cell>
        </table:table-row>
        <table:table-row table:style-name="ro1">
          <table:table-cell office:value-type="float" office:value="0.84">
            <text:p>8,40E-001</text:p>
          </table:table-cell>
          <table:table-cell office:value-type="float" office:value="0.0001601">
            <text:p>1,60E-004</text:p>
          </table:table-cell>
        </table:table-row>
        <table:table-row table:style-name="ro1">
          <table:table-cell office:value-type="float" office:value="0.85">
            <text:p>8,50E-001</text:p>
          </table:table-cell>
          <table:table-cell office:value-type="float" office:value="0.0001707">
            <text:p>1,71E-004</text:p>
          </table:table-cell>
        </table:table-row>
        <table:table-row table:style-name="ro1">
          <table:table-cell office:value-type="float" office:value="0.86">
            <text:p>8,60E-001</text:p>
          </table:table-cell>
          <table:table-cell office:value-type="float" office:value="0.0001772">
            <text:p>1,77E-004</text:p>
          </table:table-cell>
        </table:table-row>
        <table:table-row table:style-name="ro1">
          <table:table-cell office:value-type="float" office:value="0.87">
            <text:p>8,70E-001</text:p>
          </table:table-cell>
          <table:table-cell office:value-type="float" office:value="0.0001819">
            <text:p>1,82E-004</text:p>
          </table:table-cell>
        </table:table-row>
        <table:table-row table:style-name="ro1">
          <table:table-cell office:value-type="float" office:value="0.88">
            <text:p>8,80E-001</text:p>
          </table:table-cell>
          <table:table-cell office:value-type="float" office:value="0.0001856">
            <text:p>1,86E-004</text:p>
          </table:table-cell>
        </table:table-row>
        <table:table-row table:style-name="ro1">
          <table:table-cell office:value-type="float" office:value="0.89">
            <text:p>8,90E-001</text:p>
          </table:table-cell>
          <table:table-cell office:value-type="float" office:value="0.0001886">
            <text:p>1,89E-004</text:p>
          </table:table-cell>
        </table:table-row>
        <table:table-row table:style-name="ro1">
          <table:table-cell office:value-type="float" office:value="0.9">
            <text:p>9,00E-001</text:p>
          </table:table-cell>
          <table:table-cell office:value-type="float" office:value="0.0001912">
            <text:p>1,91E-004</text:p>
          </table:table-cell>
        </table:table-row>
        <table:table-row table:style-name="ro1">
          <table:table-cell office:value-type="float" office:value="0.91">
            <text:p>9,10E-001</text:p>
          </table:table-cell>
          <table:table-cell office:value-type="float" office:value="0.0001933">
            <text:p>1,93E-004</text:p>
          </table:table-cell>
        </table:table-row>
        <table:table-row table:style-name="ro1">
          <table:table-cell office:value-type="float" office:value="0.92">
            <text:p>9,20E-001</text:p>
          </table:table-cell>
          <table:table-cell office:value-type="float" office:value="0.0001952">
            <text:p>1,95E-004</text:p>
          </table:table-cell>
        </table:table-row>
        <table:table-row table:style-name="ro1">
          <table:table-cell office:value-type="float" office:value="0.93">
            <text:p>9,30E-001</text:p>
          </table:table-cell>
          <table:table-cell office:value-type="float" office:value="0.0001969">
            <text:p>1,97E-004</text:p>
          </table:table-cell>
        </table:table-row>
        <table:table-row table:style-name="ro1">
          <table:table-cell office:value-type="float" office:value="0.94">
            <text:p>9,40E-001</text:p>
          </table:table-cell>
          <table:table-cell office:value-type="float" office:value="0.0001983">
            <text:p>1,98E-004</text:p>
          </table:table-cell>
        </table:table-row>
        <table:table-row table:style-name="ro1">
          <table:table-cell office:value-type="float" office:value="0.95">
            <text:p>9,50E-001</text:p>
          </table:table-cell>
          <table:table-cell office:value-type="float" office:value="0.0001996">
            <text:p>2,00E-004</text:p>
          </table:table-cell>
        </table:table-row>
        <table:table-row table:style-name="ro1">
          <table:table-cell office:value-type="float" office:value="0.96">
            <text:p>9,60E-001</text:p>
          </table:table-cell>
          <table:table-cell office:value-type="float" office:value="0.0002007">
            <text:p>2,01E-004</text:p>
          </table:table-cell>
        </table:table-row>
        <table:table-row table:style-name="ro1">
          <table:table-cell office:value-type="float" office:value="0.97">
            <text:p>9,70E-001</text:p>
          </table:table-cell>
          <table:table-cell office:value-type="float" office:value="0.0002016">
            <text:p>2,02E-004</text:p>
          </table:table-cell>
        </table:table-row>
        <table:table-row table:style-name="ro1">
          <table:table-cell office:value-type="float" office:value="0.98">
            <text:p>9,80E-001</text:p>
          </table:table-cell>
          <table:table-cell office:value-type="float" office:value="0.0002024">
            <text:p>2,02E-004</text:p>
          </table:table-cell>
        </table:table-row>
        <table:table-row table:style-name="ro1">
          <table:table-cell office:value-type="float" office:value="0.99">
            <text:p>9,90E-001</text:p>
          </table:table-cell>
          <table:table-cell office:value-type="float" office:value="0.0002031">
            <text:p>2,03E-004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0.0002037">
            <text:p>2,04E-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0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07T00:47:19.69</dc:date>
    <dc:creator>sabata descordada</dc:creator>
    <meta:document-statistic meta:table-count="2" meta:cell-count="324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46cm" svg:height="15.542cm" xlink:href=".." xlink:type="simple" chart:class="chart:scatter" chart:style-name="ch1">
        <chart:legend chart:legend-position="end" svg:x="17.266cm" svg:y="7.225cm" chart:style-name="ch2"/>
        <chart:plot-area chart:style-name="ch3" table:cell-range-address="Sheet1.A1:Sheet1.A40 Sheet1.C1:Sheet1.C40" chart:data-source-has-labels="row" svg:x="0.9cm" svg:y="1.375cm" svg:width="15.466cm" svg:height="13.437cm">
          <chartooo:coordinate-region svg:x="1.681cm" svg:y="1.587cm" svg:width="13.903cm" svg:height="13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0" chart:label-cell-address="Sheet1.C1:Sheet1.C1" chart:class="chart:scatter">
            <chart:domain table:cell-range-address="Sheet1.A2:Sheet1.A40"/>
            <chart:regression-curve chart:style-name="ch8">
              <chart:equation chart:display-equation="fals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m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Sheet1.A2:Sheet1.A40</svg:desc>
                </draw:g>
              </table:table-cell>
              <table:table-cell office:value-type="float" office:value="-8.97798426018228">
                <text:p>-8.97798426018228</text:p>
                <draw:g>
                  <svg:desc>Sheet1.C2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-8.89859664944467">
                <text:p>-8.8985966494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-8.81616096294358">
                <text:p>-8.81616096294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">
                <text:p>0.47</text:p>
              </table:table-cell>
              <table:table-cell office:value-type="float" office:value="-8.7307206102281">
                <text:p>-8.7307206102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-8.64244628025692">
                <text:p>-8.6424462802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-8.55129368009492">
                <text:p>-8.55129368009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8.45742352373947">
                <text:p>-8.4574235237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-8.36091212891626">
                <text:p>-8.36091212891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-8.26161587648784">
                <text:p>-8.26161587648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-8.15983115075924">
                <text:p>-8.15983115075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">
                <text:p>0.54</text:p>
              </table:table-cell>
              <table:table-cell office:value-type="float" office:value="-8.05566540802922">
                <text:p>-8.05566540802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7.94923368876696">
                <text:p>-7.94923368876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-7.84103473961659">
                <text:p>-7.8410347396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">
                <text:p>0.57</text:p>
              </table:table-cell>
              <table:table-cell office:value-type="float" office:value="-7.73095429034238">
                <text:p>-7.73095429034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">
                <text:p>0.58</text:p>
              </table:table-cell>
              <table:table-cell office:value-type="float" office:value="-7.61942699693311">
                <text:p>-7.61942699693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">
                <text:p>0.59</text:p>
              </table:table-cell>
              <table:table-cell office:value-type="float" office:value="-7.50696041168235">
                <text:p>-7.5069604116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7.39372614683001">
                <text:p>-7.39372614683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">
                <text:p>0.61</text:p>
              </table:table-cell>
              <table:table-cell office:value-type="float" office:value="-7.27992342723186">
                <text:p>-7.27992342723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">
                <text:p>0.62</text:p>
              </table:table-cell>
              <table:table-cell office:value-type="float" office:value="-7.16577009714832">
                <text:p>-7.16577009714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">
                <text:p>0.63</text:p>
              </table:table-cell>
              <table:table-cell office:value-type="float" office:value="-7.05144033789104">
                <text:p>-7.05144033789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">
                <text:p>0.64</text:p>
              </table:table-cell>
              <table:table-cell office:value-type="float" office:value="-6.93666664104825">
                <text:p>-6.93666664104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-6.82217502813532">
                <text:p>-6.82217502813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">
                <text:p>0.66</text:p>
              </table:table-cell>
              <table:table-cell office:value-type="float" office:value="-6.70707970039999">
                <text:p>-6.7070797003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">
                <text:p>0.67</text:p>
              </table:table-cell>
              <table:table-cell office:value-type="float" office:value="-6.59192971411281">
                <text:p>-6.59192971411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">
                <text:p>0.68</text:p>
              </table:table-cell>
              <table:table-cell office:value-type="float" office:value="-6.47664379334521">
                <text:p>-6.47664379334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">
                <text:p>0.69</text:p>
              </table:table-cell>
              <table:table-cell office:value-type="float" office:value="-6.3612113328426">
                <text:p>-6.3612113328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-6.24603413413484">
                <text:p>-6.24603413413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">
                <text:p>0.71</text:p>
              </table:table-cell>
              <table:table-cell office:value-type="float" office:value="-6.13129679772146">
                <text:p>-6.13129679772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">
                <text:p>0.72</text:p>
              </table:table-cell>
              <table:table-cell office:value-type="float" office:value="-6.01723142274899">
                <text:p>-6.01723142274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">
                <text:p>0.73</text:p>
              </table:table-cell>
              <table:table-cell office:value-type="float" office:value="-5.90413354652146">
                <text:p>-5.90413354652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-5.79263496253093">
                <text:p>-5.792634962530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">
                <text:p>0.75</text:p>
              </table:table-cell>
              <table:table-cell office:value-type="float" office:value="-5.68235445677884">
                <text:p>-5.682354456778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">
                <text:p>0.76</text:p>
              </table:table-cell>
              <table:table-cell office:value-type="float" office:value="-5.57365142621249">
                <text:p>-5.57365142621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">
                <text:p>0.77</text:p>
              </table:table-cell>
              <table:table-cell office:value-type="float" office:value="-5.46597389394386">
                <text:p>-5.46597389394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">
                <text:p>0.78</text:p>
              </table:table-cell>
              <table:table-cell office:value-type="float" office:value="-5.35862505480787">
                <text:p>-5.35862505480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">
                <text:p>0.79</text:p>
              </table:table-cell>
              <table:table-cell office:value-type="float" office:value="-5.24972308484601">
                <text:p>-5.24972308484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-5.13531096586315">
                <text:p>-5.13531096586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">
                <text:p>0.81</text:p>
              </table:table-cell>
              <table:table-cell office:value-type="float" office:value="-5.00537494623139">
                <text:p>-5.00537494623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">
                <text:p>0.82</text:p>
              </table:table-cell>
              <table:table-cell office:value-type="float" office:value="-4.81022904365313">
                <text:p>-4.8102290436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